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Versioning</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ll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1" text:outline-level="1">Lazy Loading in Edit Mode</text:h>
      <text:p text:style-name="Text_20_body"/>
      <text:h text:style-name="Heading_20_1" text:outline-level="1">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h text:style-name="Heading_20_1" text:outline-level="1">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1" text:outline-level="1">Email Notifications</text:h>
      <text:p text:style-name="Text_20_body">Lets keep this simple for now. <text:s/>A print out of the changes since the last email update should be sufficient. <text:s/>Later of course we'll want to think of better ways to do this.</text:p>
      <text:h text:style-name="Heading_20_1" text:outline-level="1">Definitions</text:h>
      <text:p text:style-name="Text_20_body">Keep thinking about thi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0-11T19:04:11.79</dc:date>
    <dc:creator>Isaac Kriegman</dc:creator>
    <meta:editing-duration>PT04H36M37S</meta:editing-duration>
    <meta:editing-cycles>9</meta:editing-cycles>
    <meta:document-statistic meta:table-count="0" meta:image-count="0" meta:object-count="0" meta:page-count="1" meta:paragraph-count="19" meta:word-count="440" meta:character-count="2480"/>
  </office:meta>
</office:document-meta>
</file>